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2_12-16-42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434814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6-02_16-55-04_000.jpg</text:p>
          </table:table-cell>
          <table:table-cell table:style-name="ce20" office:value-type="string">
            <text:p>:m 食べた物　間食 / インスタントラーメン；カップ入り：生協</text:p>
          </table:table-cell>
          <table:table-cell table:style-name="ce4"/>
          <table:table-cell table:style-name="ce4"/>
          <table:table-cell table:style-name="ce4" office:value-type="string">
            <text:p>N-35-35-28.72467 E-139-34-49.105224</text:p>
          </table:table-cell>
          <table:table-cell table:style-name="ce38" table:formula="of:=IF([.E3]=&quot;&quot;;[.C3];CONCATENATE([.C3];&quot; / &quot;;[.E3]))" office:value-type="string" office:string-value=":m 食べた物　間食 / インスタントラーメン；カップ入り：生協">
            <text:p>:m 食べた物　間食 / インスタントラーメン；カップ入り：生協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6-02_21-12-21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2_21-12-22_000.jpg</text:p>
          </table:table-cell>
          <table:table-cell table:style-name="ce18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3_02-41-4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381347 E-139-34-49.544677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3_02-48-03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6-03_09-41-55_000.jpg</text:p>
          </table:table-cell>
          <table:table-cell table:style-name="ce17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8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3_09-42-47_000.jpg</text:p>
          </table:table-cell>
          <table:table-cell table:style-name="ce23" office:value-type="string">
            <text:p>:tome/ (lang=J;cn) / topic=自分について / content=大学の研究者という仕事は、俺には向いていない；いまだ存在しないものを学びたいとしたら、大学で、それを学べるか？ ||| :tome/ (J*) / topic=方针 / content=最少的知识，去获得吧。 ||| :m :th / topic=メモの取り方 / content=複数の言語で書く / lang=po;ar</text:p>
          </table:table-cell>
          <table:table-cell table:style-name="ce17"/>
          <table:table-cell table:style-name="ce4"/>
          <table:table-cell table:style-name="ce4" office:value-type="string">
            <text:p>N-35-35-28.601074 E-139-34-48.885498</text:p>
          </table:table-cell>
          <table:table-cell table:style-name="ce38" table:formula="of:=IF([.E9]=&quot;&quot;;[.C9];CONCATENATE([.C9];&quot; / &quot;;[.E9]))" office:value-type="string" office:string-value=":tome/ (lang=J;cn) / topic=自分について / content=大学の研究者という仕事は、俺には向いていない；いまだ存在しないものを学びたいとしたら、大学で、それを学べるか？ ||| :tome/ (J*) / topic=方针 / content=最少的知识，去获得吧。 ||| :m :th / topic=メモの取り方 / content=複数の言語で書く / lang=po;ar">
            <text:p>:tome/ (lang=J;cn) / topic=自分について / content=大学の研究者という仕事は、俺には向いていない；いまだ存在しないものを学びたいとしたら、大学で、それを学べるか？ ||| :tome/ (J*) / topic=方针 / content=最少的知识，去获得吧。 ||| :m :th / topic=メモの取り方 / content=複数の言語で書く / lang=po;ar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3_01-37-20_000.mid</text:p>
          </table:table-cell>
          <table:table-cell table:style-name="ce8" office:value-type="string">
            <text:p>:in-mid / app=perfect-piano / 演奏、play / id-2021-0603-1 / category=~,inst=~,for=~,genre=~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in-mid / app=perfect-piano / 演奏、play / id-2021-0603-1 / category=~,inst=~,for=~,genre=~">
            <text:p>:in-mid / app=perfect-piano / 演奏、play / id-2021-0603-1 / category=~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6-03_10-25-19_000.mp4</text:p>
          </table:table-cell>
          <table:table-cell table:style-name="ce8" office:value-type="string">
            <text:p>:VIDEO / @自室 / 記録 / topic=日焼けの処置の方法 / content=~,other=<text:a xlink:href="../../../../../../../../id=2021-06-01_00-35-54_000.jpg">file:id=2021-06-01_00-35-54_000.jpg</text:a>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topic=日焼けの処置の方法 / content=~,other=file:id=2021-06-01_00-35-54_000.jpg">
            <text:p>:VIDEO / @自室 / 記録 / topic=日焼けの処置の方法 / content=~,other=file:id=2021-06-01_00-35-54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2021/06/03</text:date>, <text:time>11:0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3T11:03:11.52</dc:date>
    <dc:creator>iwabuchi ken</dc:creator>
    <meta:editing-duration>P34DT2H33M23S</meta:editing-duration>
    <meta:editing-cycles>12586</meta:editing-cycles>
    <meta:document-statistic meta:table-count="1" meta:cell-count="348" meta:object-count="0"/>
  </office:meta>
</office:document-meta>
</file>